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6.1543in"/>
    </style:style>
    <style:style style:name="co4" style:family="table-column">
      <style:table-column-properties fo:break-before="auto" style:column-width="2.2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application ty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<text:a xlink:href="http://emboss.sourceforge.net/apps/release/6.5/emboss/apps/acdc.html" xlink:type="simple">acdc</text:a></text:p>
          </table:table-cell>
          <table:table-cell table:style-name="ce1" office:value-type="string">
            <text:p>verify</text:p>
          </table:table-cell>
          <table:table-cell table:style-name="ce1" office:value-type="string">
            <text:p>Test an application ACD fil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acdtrace.html" xlink:type="simple">acdtrace</text:a></text:p>
          </table:table-cell>
          <table:table-cell table:style-name="ce1" office:value-type="string">
            <text:p>verify</text:p>
          </table:table-cell>
          <table:table-cell table:style-name="ce1" office:value-type="string">
            <text:p>Trace processing of an application ACD file (for testing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acdvalid.html" xlink:type="simple">acdvalid</text:a></text:p>
          </table:table-cell>
          <table:table-cell table:style-name="ce1" office:value-type="string">
            <text:p>verify</text:p>
          </table:table-cell>
          <table:table-cell table:style-name="ce1" office:value-type="string">
            <text:p>Validate an application ACD fil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backtranambig.html" xlink:type="simple">backtranambig</text:a></text:p>
          </table:table-cell>
          <table:table-cell table:style-name="ce1" office:value-type="string">
            <text:p>translate</text:p>
          </table:table-cell>
          <table:table-cell table:style-name="ce1" office:value-type="string">
            <text:p>Back-translate a protein sequence to ambiguous nucleotide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backtranseq.html" xlink:type="simple">backtranseq</text:a></text:p>
          </table:table-cell>
          <table:table-cell table:style-name="ce1" office:value-type="string">
            <text:p>translate</text:p>
          </table:table-cell>
          <table:table-cell table:style-name="ce1" office:value-type="string">
            <text:p>Back-translate a protein sequence to a nucleotide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oderet.html" xlink:type="simple">coderet</text:a></text:p>
          </table:table-cell>
          <table:table-cell table:style-name="ce1" office:value-type="string">
            <text:p>translate</text:p>
          </table:table-cell>
          <table:table-cell table:style-name="ce1" office:value-type="string">
            <text:p>Extract CDS, mRNA and translations from feature tabl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ranseq.html" xlink:type="simple">transeq</text:a></text:p>
          </table:table-cell>
          <table:table-cell table:style-name="ce1" office:value-type="string">
            <text:p>translate</text:p>
          </table:table-cell>
          <table:table-cell table:style-name="ce1" office:value-type="string">
            <text:p>Translate nucleic acid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biosed.html" xlink:type="simple">biosed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Replace or delete sequence section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utseq.html" xlink:type="simple">cutseq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Remove a section from a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egapseq.html" xlink:type="simple">degapseq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Remove non-alphabetic (e.g. gap) characters from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escseq.html" xlink:type="simple">descseq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Alter the name or description of a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megamerger.html" xlink:type="simple">megamerger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Merge two large overlapping DNA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merger.html" xlink:type="simple">merger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Merge two overlapping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newseq.html" xlink:type="simple">newseq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Create a sequence file from a typed-in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revseq.html" xlink:type="simple">revseq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Reverse and complement a nucleotide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huffleseq.html" xlink:type="simple">shuffleseq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Shuffle a set of sequences maintaining composition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ixpack.html" xlink:type="simple">sixpack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Display a DNA sequence with 6-frame translation and ORF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izeseq.html" xlink:type="simple">sizeseq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Sort sequences by siz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kipredundant.html" xlink:type="simple">skipredundant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Remove redundant sequences from an input se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plitsource.html" xlink:type="simple">splitsource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Split sequence(s) into original source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plitter.html" xlink:type="simple">splitter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Split sequence(s) into smaller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union.html" xlink:type="simple">union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Concatenate multiple sequences into a single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vectorstrip.html" xlink:type="simple">vectorstrip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Remove vectors from the ends of nucleotide sequence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msbar.html" xlink:type="simple">msbar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Mutate a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asteseq.html" xlink:type="simple">pasteseq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Insert one sequence into another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rimest.html" xlink:type="simple">trimest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Remove poly-A tails from nucleotide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rimseq.html" xlink:type="simple">trimseq</text:a></text:p>
          </table:table-cell>
          <table:table-cell table:style-name="ce1" office:value-type="string">
            <text:p>transform</text:p>
          </table:table-cell>
          <table:table-cell table:style-name="ce1" office:value-type="string">
            <text:p>Remove unwanted characters from start and end of sequence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axget.html" xlink:type="simple">taxget</text:a></text:p>
          </table:table-cell>
          <table:table-cell table:style-name="ce1" office:value-type="string">
            <text:p>taxon</text:p>
          </table:table-cell>
          <table:table-cell table:style-name="ce1" office:value-type="string">
            <text:p>Get taxon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axgetdown.html" xlink:type="simple">taxgetdown</text:a></text:p>
          </table:table-cell>
          <table:table-cell table:style-name="ce1" office:value-type="string">
            <text:p>taxon</text:p>
          </table:table-cell>
          <table:table-cell table:style-name="ce1" office:value-type="string">
            <text:p>Get descendants of taxon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axgetrank.html" xlink:type="simple">taxgetrank</text:a></text:p>
          </table:table-cell>
          <table:table-cell table:style-name="ce1" office:value-type="string">
            <text:p>taxon</text:p>
          </table:table-cell>
          <table:table-cell table:style-name="ce1" office:value-type="string">
            <text:p>Get parents of taxon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axgetspecies.html" xlink:type="simple">taxgetspecies</text:a></text:p>
          </table:table-cell>
          <table:table-cell table:style-name="ce1" office:value-type="string">
            <text:p>taxon</text:p>
          </table:table-cell>
          <table:table-cell table:style-name="ce1" office:value-type="string">
            <text:p>Get all species under taxon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axgetup.html" xlink:type="simple">taxgetup</text:a></text:p>
          </table:table-cell>
          <table:table-cell table:style-name="ce1" office:value-type="string">
            <text:p>taxon</text:p>
          </table:table-cell>
          <table:table-cell table:style-name="ce1" office:value-type="string">
            <text:p>Get parents of taxon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banana.html" xlink:type="simple">banana</text:a></text:p>
          </table:table-cell>
          <table:table-cell table:style-name="ce1" office:value-type="string">
            <text:p>structure</text:p>
          </table:table-cell>
          <table:table-cell table:style-name="ce1" office:value-type="string">
            <text:p>Plot bending and curvature data for B-DNA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btwisted.html" xlink:type="simple">btwisted</text:a></text:p>
          </table:table-cell>
          <table:table-cell table:style-name="ce1" office:value-type="string">
            <text:p>structure</text:p>
          </table:table-cell>
          <table:table-cell table:style-name="ce1" office:value-type="string">
            <text:p>Calculate the twisting in a B-DNA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achedas.html" xlink:type="simple">cachedas</text:a></text:p>
          </table:table-cell>
          <table:table-cell table:style-name="ce1" office:value-type="string">
            <text:p>server</text:p>
          </table:table-cell>
          <table:table-cell table:style-name="ce1" office:value-type="string">
            <text:p>Generate server cache file for DAS servers or for the DAS registry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achedbfetch.html" xlink:type="simple">cachedbfetch</text:a></text:p>
          </table:table-cell>
          <table:table-cell table:style-name="ce1" office:value-type="string">
            <text:p>server</text:p>
          </table:table-cell>
          <table:table-cell table:style-name="ce1" office:value-type="string">
            <text:p>Generate server cache file for Dbfetch/WSDbfetch data sour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acheebeyesearch.html" xlink:type="simple">cacheebeyesearch</text:a></text:p>
          </table:table-cell>
          <table:table-cell table:style-name="ce1" office:value-type="string">
            <text:p>server</text:p>
          </table:table-cell>
          <table:table-cell table:style-name="ce1" office:value-type="string">
            <text:p>Generate server cache file for EB-eye search domain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acheensembl.html" xlink:type="simple">cacheensembl</text:a></text:p>
          </table:table-cell>
          <table:table-cell table:style-name="ce1" office:value-type="string">
            <text:p>server</text:p>
          </table:table-cell>
          <table:table-cell table:style-name="ce1" office:value-type="string">
            <text:p>Generate server cache file for an Ensembl server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ervertell.html" xlink:type="simple">servertell</text:a></text:p>
          </table:table-cell>
          <table:table-cell table:style-name="ce1" office:value-type="string">
            <text:p>server</text:p>
          </table:table-cell>
          <table:table-cell table:style-name="ce1" office:value-type="string">
            <text:p>Display information about a public server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variationget.html" xlink:type="simple">variationget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Get sequence variation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listor.html" xlink:type="simple">listor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Write a list file of the logical OR of two sets of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haos.html" xlink:type="simple">chaos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Draw a chaos game representation plot for a nucleotide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ompseq.html" xlink:type="simple">compseq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Calculate the composition of unique words in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pgplot.html" xlink:type="simple">cpgplot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Identify and plot CpG islands in nucleotide sequence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pgreport.html" xlink:type="simple">cpgreport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Identify and report CpG-rich regions in nucleotide sequence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iffseq.html" xlink:type="simple">diffseq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Compare and report features of two similar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infobase.html" xlink:type="simple">infobase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Return information on a given nucleotide bas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inforesidue.html" xlink:type="simple">inforesidue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Return information on a given amino acid residu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infoseq.html" xlink:type="simple">infoseq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Display basic information about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eqcount.html" xlink:type="simple">seqcount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Read and count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eqmatchall.html" xlink:type="simple">seqmatchall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All-against-all word comparison of a sequence se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eqret.html" xlink:type="simple">seqret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Read and write (return)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eqretsetall.html" xlink:type="simple">seqretsetall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Read and write (return) many sets of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eqretsplit.html" xlink:type="simple">seqretsplit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Read sequences and write them to individual fil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eqxref.html" xlink:type="simple">seqxref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Retrieve all database cross-references for a sequence entry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eqxrefget.html" xlink:type="simple">seqxrefget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Retrieve all cross-referenced data for a sequence entry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kipseq.html" xlink:type="simple">skipseq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Read and write (return) sequences, skipping first few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rettyseq.html" xlink:type="simple">prettyseq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Write a nucleotide sequence and its translation to fil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yank.html" xlink:type="simple">yank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Add a sequence reference (a full USA) to a list fil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makenucseq.html" xlink:type="simple">makenucseq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Create random nucleotide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makeprotseq.html" xlink:type="simple">makeprotseq</text:a>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Create random protein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extsearch.html" xlink:type="simple">textsearch</text:a>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Search the textual description of sequence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lindna.html" xlink:type="simple">lindna</text:a></text:p>
          </table:table-cell>
          <table:table-cell table:style-name="ce1" office:value-type="string">
            <text:p>scaffold</text:p>
          </table:table-cell>
          <table:table-cell table:style-name="ce1" office:value-type="string">
            <text:p>Draw linear maps of DNA construct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marscan.html" xlink:type="simple">marscan</text:a></text:p>
          </table:table-cell>
          <table:table-cell table:style-name="ce1" office:value-type="string">
            <text:p>scaffold</text:p>
          </table:table-cell>
          <table:table-cell table:style-name="ce1" office:value-type="string">
            <text:p>Find matrix/scaffold recognition (MRS) signatures in DNA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irna.html" xlink:type="simple">sirna</text:a></text:p>
          </table:table-cell>
          <table:table-cell table:style-name="ce1" office:value-type="string">
            <text:p>RNA</text:p>
          </table:table-cell>
          <table:table-cell table:style-name="ce1" office:value-type="string">
            <text:p>Find siRNA duplexes in mRNA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rebaseextract.html" xlink:type="simple">rebaseextract</text:a></text:p>
          </table:table-cell>
          <table:table-cell table:style-name="ce1" office:value-type="string">
            <text:p>restriction</text:p>
          </table:table-cell>
          <table:table-cell table:style-name="ce1" office:value-type="string">
            <text:p>Process the REBASE database for use by restriction enzyme application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recoder.html" xlink:type="simple">recoder</text:a></text:p>
          </table:table-cell>
          <table:table-cell table:style-name="ce1" office:value-type="string">
            <text:p>restriction</text:p>
          </table:table-cell>
          <table:table-cell table:style-name="ce1" office:value-type="string">
            <text:p>Find restriction sites to remove (mutate) with no translation chang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redata.html" xlink:type="simple">redata</text:a></text:p>
          </table:table-cell>
          <table:table-cell table:style-name="ce1" office:value-type="string">
            <text:p>restriction</text:p>
          </table:table-cell>
          <table:table-cell table:style-name="ce1" office:value-type="string">
            <text:p>Retrieve information from REBASE restriction enzyme databas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remap.html" xlink:type="simple">remap</text:a></text:p>
          </table:table-cell>
          <table:table-cell table:style-name="ce1" office:value-type="string">
            <text:p>restriction</text:p>
          </table:table-cell>
          <table:table-cell table:style-name="ce1" office:value-type="string">
            <text:p>Display restriction enzyme binding sites in a nucleotide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restover.html" xlink:type="simple">restover</text:a></text:p>
          </table:table-cell>
          <table:table-cell table:style-name="ce1" office:value-type="string">
            <text:p>restriction</text:p>
          </table:table-cell>
          <table:table-cell table:style-name="ce1" office:value-type="string">
            <text:p>Find restriction enzymes producing a specific overhang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restrict.html" xlink:type="simple">restrict</text:a></text:p>
          </table:table-cell>
          <table:table-cell table:style-name="ce1" office:value-type="string">
            <text:p>restriction</text:p>
          </table:table-cell>
          <table:table-cell table:style-name="ce1" office:value-type="string">
            <text:p>Report restriction enzyme cleavage sites in a nucleotide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ilent.html" xlink:type="simple">silent</text:a></text:p>
          </table:table-cell>
          <table:table-cell table:style-name="ce1" office:value-type="string">
            <text:p>restriction</text:p>
          </table:table-cell>
          <table:table-cell table:style-name="ce1" office:value-type="string">
            <text:p>Find restriction sites to insert (mutate) with no translation chang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inverted.html" xlink:type="simple">einverted</text:a></text:p>
          </table:table-cell>
          <table:table-cell table:style-name="ce1" office:value-type="string">
            <text:p>repeat</text:p>
          </table:table-cell>
          <table:table-cell table:style-name="ce1" office:value-type="string">
            <text:p>Find inverted repeats in nucleotide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quicktandem.html" xlink:type="simple">equicktandem</text:a></text:p>
          </table:table-cell>
          <table:table-cell table:style-name="ce1" office:value-type="string">
            <text:p>repeat</text:p>
          </table:table-cell>
          <table:table-cell table:style-name="ce1" office:value-type="string">
            <text:p>Find tandem repeats in nucleotide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st2genome.html" xlink:type="simple">est2genome</text:a></text:p>
          </table:table-cell>
          <table:table-cell table:style-name="ce1" office:value-type="string">
            <text:p>repeat</text:p>
          </table:table-cell>
          <table:table-cell table:style-name="ce1" office:value-type="string">
            <text:p>Align EST sequences to genomic DNA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tandem.html" xlink:type="simple">etandem</text:a></text:p>
          </table:table-cell>
          <table:table-cell table:style-name="ce1" office:value-type="string">
            <text:p>repeat</text:p>
          </table:table-cell>
          <table:table-cell table:style-name="ce1" office:value-type="string">
            <text:p>Find tandem repeats in a nucleotide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alindrome.html" xlink:type="simple">palindrome</text:a></text:p>
          </table:table-cell>
          <table:table-cell table:style-name="ce1" office:value-type="string">
            <text:p>repeat</text:p>
          </table:table-cell>
          <table:table-cell table:style-name="ce1" office:value-type="string">
            <text:p>Find inverted repeats in nucleotide sequence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findkm.html" xlink:type="simple">findkm</text:a></text:p>
          </table:table-cell>
          <table:table-cell table:style-name="ce1" office:value-type="string">
            <text:p>reaction</text:p>
          </table:table-cell>
          <table:table-cell table:style-name="ce1" office:value-type="string">
            <text:p>Calculate and plot enzyme reaction data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epdigest.html" xlink:type="simple">pepdigest</text:a></text:p>
          </table:table-cell>
          <table:table-cell table:style-name="ce1" office:value-type="string">
            <text:p>reaction</text:p>
          </table:table-cell>
          <table:table-cell table:style-name="ce1" office:value-type="string">
            <text:p>Report on protein proteolytic enzyme or reagent cleavage sit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oddcomp.html" xlink:type="simple">oddcomp</text:a></text:p>
          </table:table-cell>
          <table:table-cell table:style-name="ce1" office:value-type="string">
            <text:p>protein</text:p>
          </table:table-cell>
          <table:table-cell table:style-name="ce1" office:value-type="string">
            <text:p>Identify proteins with specified sequence word composition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garnier.html" xlink:type="simple">garnier</text:a></text:p>
          </table:table-cell>
          <table:table-cell table:style-name="ce1" office:value-type="string">
            <text:p>protein</text:p>
          </table:table-cell>
          <table:table-cell table:style-name="ce1" office:value-type="string">
            <text:p>Predict protein secondary structure using GOR method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igcleave.html" xlink:type="simple">sigcleave</text:a></text:p>
          </table:table-cell>
          <table:table-cell table:style-name="ce1" office:value-type="string">
            <text:p>protein</text:p>
          </table:table-cell>
          <table:table-cell table:style-name="ce1" office:value-type="string">
            <text:p>Report on signal cleavage sites in a protein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harge.html" xlink:type="simple">charge</text:a></text:p>
          </table:table-cell>
          <table:table-cell table:style-name="ce1" office:value-type="string">
            <text:p>protein</text:p>
          </table:table-cell>
          <table:table-cell table:style-name="ce1" office:value-type="string">
            <text:p>Draw a protein charge plo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mowse.html" xlink:type="simple">emowse</text:a></text:p>
          </table:table-cell>
          <table:table-cell table:style-name="ce1" office:value-type="string">
            <text:p>protein</text:p>
          </table:table-cell>
          <table:table-cell table:style-name="ce1" office:value-type="string">
            <text:p>Search protein sequences by digest fragment molecular weigh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hmoment.html" xlink:type="simple">hmoment</text:a></text:p>
          </table:table-cell>
          <table:table-cell table:style-name="ce1" office:value-type="string">
            <text:p>protein</text:p>
          </table:table-cell>
          <table:table-cell table:style-name="ce1" office:value-type="string">
            <text:p>Calculate and plot hydrophobic moment for protein sequence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iep.html" xlink:type="simple">iep</text:a></text:p>
          </table:table-cell>
          <table:table-cell table:style-name="ce1" office:value-type="string">
            <text:p>protein</text:p>
          </table:table-cell>
          <table:table-cell table:style-name="ce1" office:value-type="string">
            <text:p>Calculate the isoelectric point of protein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epinfo.html" xlink:type="simple">pepinfo</text:a></text:p>
          </table:table-cell>
          <table:table-cell table:style-name="ce1" office:value-type="string">
            <text:p>protein</text:p>
          </table:table-cell>
          <table:table-cell table:style-name="ce1" office:value-type="string">
            <text:p>Plot amino acid properties of a protein sequence in parallel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epnet.html" xlink:type="simple">pepnet</text:a></text:p>
          </table:table-cell>
          <table:table-cell table:style-name="ce1" office:value-type="string">
            <text:p>protein</text:p>
          </table:table-cell>
          <table:table-cell table:style-name="ce1" office:value-type="string">
            <text:p>Draw a helical net for a protein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epstats.html" xlink:type="simple">pepstats</text:a></text:p>
          </table:table-cell>
          <table:table-cell table:style-name="ce1" office:value-type="string">
            <text:p>protein</text:p>
          </table:table-cell>
          <table:table-cell table:style-name="ce1" office:value-type="string">
            <text:p>Calculate statistics of protein properti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epwheel.html" xlink:type="simple">pepwheel</text:a></text:p>
          </table:table-cell>
          <table:table-cell table:style-name="ce1" office:value-type="string">
            <text:p>protein</text:p>
          </table:table-cell>
          <table:table-cell table:style-name="ce1" office:value-type="string">
            <text:p>Draw a helical wheel diagram for a protein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epwindow.html" xlink:type="simple">pepwindow</text:a></text:p>
          </table:table-cell>
          <table:table-cell table:style-name="ce1" office:value-type="string">
            <text:p>protein</text:p>
          </table:table-cell>
          <table:table-cell table:style-name="ce1" office:value-type="string">
            <text:p>Draw a hydropathy plot for a protein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epwindowall.html" xlink:type="simple">pepwindowall</text:a></text:p>
          </table:table-cell>
          <table:table-cell table:style-name="ce1" office:value-type="string">
            <text:p>protein</text:p>
          </table:table-cell>
          <table:table-cell table:style-name="ce1" office:value-type="string">
            <text:p>Draw Kyte-Doolittle hydropathy plot for a protein alignmen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siphi.html" xlink:type="simple">psiphi</text:a></text:p>
          </table:table-cell>
          <table:table-cell table:style-name="ce1" office:value-type="string">
            <text:p>protein</text:p>
          </table:table-cell>
          <table:table-cell table:style-name="ce1" office:value-type="string">
            <text:p>Calculates phi and psi torsion angles from protein coordinat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code.html" xlink:type="simple">tcode</text:a></text:p>
          </table:table-cell>
          <table:table-cell table:style-name="ce1" office:value-type="string">
            <text:p>protein</text:p>
          </table:table-cell>
          <table:table-cell table:style-name="ce1" office:value-type="string">
            <text:p>Identify protein-coding regions using Fickett TESTCODE statistic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antigenic.html" xlink:type="simple">antigenic</text:a></text:p>
          </table:table-cell>
          <table:table-cell table:style-name="ce1" office:value-type="string">
            <text:p>protein</text:p>
          </table:table-cell>
          <table:table-cell table:style-name="ce1" office:value-type="string">
            <text:p>Find antigenic sites in protein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primer3.html" xlink:type="simple">eprimer3</text:a></text:p>
          </table:table-cell>
          <table:table-cell table:style-name="ce1" office:value-type="string">
            <text:p>PCR</text:p>
          </table:table-cell>
          <table:table-cell table:style-name="ce1" office:value-type="string">
            <text:p>Pick PCR primers and hybridization oligo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primer32.html" xlink:type="simple">eprimer32</text:a></text:p>
          </table:table-cell>
          <table:table-cell table:style-name="ce1" office:value-type="string">
            <text:p>PCR</text:p>
          </table:table-cell>
          <table:table-cell table:style-name="ce1" office:value-type="string">
            <text:p>Pick PCR primers and hybridization oligo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rimersearch.html" xlink:type="simple">primersearch</text:a></text:p>
          </table:table-cell>
          <table:table-cell table:style-name="ce1" office:value-type="string">
            <text:p>PCR</text:p>
          </table:table-cell>
          <table:table-cell table:style-name="ce1" office:value-type="string">
            <text:p>Search DNA sequences for matches with primer pair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tssearch.html" xlink:type="simple">stssearch</text:a></text:p>
          </table:table-cell>
          <table:table-cell table:style-name="ce1" office:value-type="string">
            <text:p>PCR</text:p>
          </table:table-cell>
          <table:table-cell table:style-name="ce1" office:value-type="string">
            <text:p>Search a DNA database for matches with a set of STS primer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reg.html" xlink:type="simple">dreg</text:a>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Regular expression search of nucleotide sequence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fuzznuc.html" xlink:type="simple">fuzznuc</text:a>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Search for patterns in nucleotide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fuzzpro.html" xlink:type="simple">fuzzpro</text:a>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Search for patterns in protein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fuzztran.html" xlink:type="simple">fuzztran</text:a>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Search for patterns in protein sequences (translated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reg.html" xlink:type="simple">preg</text:a>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Regular expression search of protein sequence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wordcount.html" xlink:type="simple">wordcount</text:a>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Count and extract unique words in molecular sequence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getorf.html" xlink:type="simple">getorf</text:a></text:p>
          </table:table-cell>
          <table:table-cell table:style-name="ce1" office:value-type="string">
            <text:p>ORF</text:p>
          </table:table-cell>
          <table:table-cell table:style-name="ce1" office:value-type="string">
            <text:p>Find and extract open reading frames (ORF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lotorf.html" xlink:type="simple">plotorf</text:a></text:p>
          </table:table-cell>
          <table:table-cell table:style-name="ce1" office:value-type="string">
            <text:p>ORF</text:p>
          </table:table-cell>
          <table:table-cell table:style-name="ce1" office:value-type="string">
            <text:p>Plot potential open reading frames in a nucleotide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godef.html" xlink:type="simple">godef</text:a></text:p>
          </table:table-cell>
          <table:table-cell table:style-name="ce1" office:value-type="string">
            <text:p>ontology</text:p>
          </table:table-cell>
          <table:table-cell table:style-name="ce1" office:value-type="string">
            <text:p>Find GO ontology terms by definition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goname.html" xlink:type="simple">goname</text:a></text:p>
          </table:table-cell>
          <table:table-cell table:style-name="ce1" office:value-type="string">
            <text:p>ontology</text:p>
          </table:table-cell>
          <table:table-cell table:style-name="ce1" office:value-type="string">
            <text:p>Find GO ontology terms by nam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ontocount.html" xlink:type="simple">ontocount</text:a></text:p>
          </table:table-cell>
          <table:table-cell table:style-name="ce1" office:value-type="string">
            <text:p>ontology</text:p>
          </table:table-cell>
          <table:table-cell table:style-name="ce1" office:value-type="string">
            <text:p>Count ontology term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ontoget.html" xlink:type="simple">ontoget</text:a></text:p>
          </table:table-cell>
          <table:table-cell table:style-name="ce1" office:value-type="string">
            <text:p>ontology</text:p>
          </table:table-cell>
          <table:table-cell table:style-name="ce1" office:value-type="string">
            <text:p>Get ontology term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ontogetcommon.html" xlink:type="simple">ontogetcommon</text:a></text:p>
          </table:table-cell>
          <table:table-cell table:style-name="ce1" office:value-type="string">
            <text:p>ontology</text:p>
          </table:table-cell>
          <table:table-cell table:style-name="ce1" office:value-type="string">
            <text:p>Get common ancestor for term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ontogetdown.html" xlink:type="simple">ontogetdown</text:a></text:p>
          </table:table-cell>
          <table:table-cell table:style-name="ce1" office:value-type="string">
            <text:p>ontology</text:p>
          </table:table-cell>
          <table:table-cell table:style-name="ce1" office:value-type="string">
            <text:p>Get ontology term(s) by parent id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ontogetobsolete.html" xlink:type="simple">ontogetobsolete</text:a></text:p>
          </table:table-cell>
          <table:table-cell table:style-name="ce1" office:value-type="string">
            <text:p>ontology</text:p>
          </table:table-cell>
          <table:table-cell table:style-name="ce1" office:value-type="string">
            <text:p>Get ontology ontology term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ontogetroot.html" xlink:type="simple">ontogetroot</text:a></text:p>
          </table:table-cell>
          <table:table-cell table:style-name="ce1" office:value-type="string">
            <text:p>ontology</text:p>
          </table:table-cell>
          <table:table-cell table:style-name="ce1" office:value-type="string">
            <text:p>Get ontology root terms by child identifier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ontogetsibs.html" xlink:type="simple">ontogetsibs</text:a></text:p>
          </table:table-cell>
          <table:table-cell table:style-name="ce1" office:value-type="string">
            <text:p>ontology</text:p>
          </table:table-cell>
          <table:table-cell table:style-name="ce1" office:value-type="string">
            <text:p>Get ontology term(s) by id with common paren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ontogetup.html" xlink:type="simple">ontogetup</text:a></text:p>
          </table:table-cell>
          <table:table-cell table:style-name="ce1" office:value-type="string">
            <text:p>ontology</text:p>
          </table:table-cell>
          <table:table-cell table:style-name="ce1" office:value-type="string">
            <text:p>Get ontology term(s) by id of child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ontoisobsolete.html" xlink:type="simple">ontoisobsolete</text:a></text:p>
          </table:table-cell>
          <table:table-cell table:style-name="ce1" office:value-type="string">
            <text:p>ontology</text:p>
          </table:table-cell>
          <table:table-cell table:style-name="ce1" office:value-type="string">
            <text:p>Report whether an ontology term id is obsolet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ontotext.html" xlink:type="simple">ontotext</text:a></text:p>
          </table:table-cell>
          <table:table-cell table:style-name="ce1" office:value-type="string">
            <text:p>ontology</text:p>
          </table:table-cell>
          <table:table-cell table:style-name="ce1" office:value-type="string">
            <text:p>Get ontology term(s) original full tex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an.html" xlink:type="simple">dan</text:a></text:p>
          </table:table-cell>
          <table:table-cell table:style-name="ce1" office:value-type="string">
            <text:p>nucleotide</text:p>
          </table:table-cell>
          <table:table-cell table:style-name="ce1" office:value-type="string">
            <text:p>Calculate nucleic acid melting temperatur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ensity.html" xlink:type="simple">density</text:a></text:p>
          </table:table-cell>
          <table:table-cell table:style-name="ce1" office:value-type="string">
            <text:p>nucleotide</text:p>
          </table:table-cell>
          <table:table-cell table:style-name="ce1" office:value-type="string">
            <text:p>Draw a nucleic acid density plo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geecee.html" xlink:type="simple">geecee</text:a></text:p>
          </table:table-cell>
          <table:table-cell table:style-name="ce1" office:value-type="string">
            <text:p>nucleotide</text:p>
          </table:table-cell>
          <table:table-cell table:style-name="ce1" office:value-type="string">
            <text:p>Calculate fractional GC content of nucleic acid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isochore.html" xlink:type="simple">isochore</text:a></text:p>
          </table:table-cell>
          <table:table-cell table:style-name="ce1" office:value-type="string">
            <text:p>nucleotide</text:p>
          </table:table-cell>
          <table:table-cell table:style-name="ce1" office:value-type="string">
            <text:p>Plot isochores in DNA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newcpgreport.html" xlink:type="simple">newcpgreport</text:a></text:p>
          </table:table-cell>
          <table:table-cell table:style-name="ce1" office:value-type="string">
            <text:p>nucleotide</text:p>
          </table:table-cell>
          <table:table-cell table:style-name="ce1" office:value-type="string">
            <text:p>Identify CpG islands in nucleotide sequence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newcpgseek.html" xlink:type="simple">newcpgseek</text:a></text:p>
          </table:table-cell>
          <table:table-cell table:style-name="ce1" office:value-type="string">
            <text:p>nucleotide</text:p>
          </table:table-cell>
          <table:table-cell table:style-name="ce1" office:value-type="string">
            <text:p>Identify and report CpG-rich regions in nucleotide sequence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jaspscan.html" xlink:type="simple">jaspscan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Scan DNA sequences for transcription factor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pestfind.html" xlink:type="simple">epestfind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Find PEST motifs as potential proteolytic cleavage sit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helixturnhelix.html" xlink:type="simple">helixturnhelix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Identify nucleic acid-binding motifs in protein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atmatdb.html" xlink:type="simple">patmatdb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Search protein sequences with a sequence motif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atmatmotifs.html" xlink:type="simple">patmatmotifs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Scan a protein sequence with motifs from the PROSITE databas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epcoil.html" xlink:type="simple">pepcoil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Predict coiled coil regions in protein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rintsextract.html" xlink:type="simple">printsextract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Extract data from PRINTS database for use by pscan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rofit.html" xlink:type="simple">profit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Scan one or more sequences with a simple frequency matrix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rophecy.html" xlink:type="simple">prophecy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Create frequency matrix or profile from a multiple alignmen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rophet.html" xlink:type="simple">prophet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Scan one or more sequences with a Gribskov or Henikoff profil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rosextract.html" xlink:type="simple">prosextract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Process the PROSITE motif database for use by patmatmotif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scan.html" xlink:type="simple">pscan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Scan protein sequence(s) with fingerprints from the PRINTS databas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fextract.html" xlink:type="simple">tfextract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Process TRANSFAC transcription factor database for use by tfscan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fscan.html" xlink:type="simple">tfscan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Identify transcription factor binding sites in DNA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map.html" xlink:type="simple">tmap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Predict and plot transmembrane segments in protein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wofeat.html" xlink:type="simple">twofeat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Find neighbouring pairs of features in sequence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jaspextract.html" xlink:type="simple">jaspextract</text:a>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Extract data from JASPAR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mwcontam.html" xlink:type="simple">mwcontam</text:a></text:p>
          </table:table-cell>
          <table:table-cell table:style-name="ce1" office:value-type="string">
            <text:p>molweight</text:p>
          </table:table-cell>
          <table:table-cell table:style-name="ce1" office:value-type="string">
            <text:p>Find weights common to multiple molecular weights fil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mwfilter.html" xlink:type="simple">mwfilter</text:a></text:p>
          </table:table-cell>
          <table:table-cell table:style-name="ce1" office:value-type="string">
            <text:p>molweight</text:p>
          </table:table-cell>
          <table:table-cell table:style-name="ce1" office:value-type="string">
            <text:p>Filter noisy data from molecular weights fil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maskambignuc.html" xlink:type="simple">maskambignuc</text:a></text:p>
          </table:table-cell>
          <table:table-cell table:style-name="ce1" office:value-type="string">
            <text:p>mask</text:p>
          </table:table-cell>
          <table:table-cell table:style-name="ce1" office:value-type="string">
            <text:p>Mask all ambiguity characters in nucleotide sequences with N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maskambigprot.html" xlink:type="simple">maskambigprot</text:a></text:p>
          </table:table-cell>
          <table:table-cell table:style-name="ce1" office:value-type="string">
            <text:p>mask</text:p>
          </table:table-cell>
          <table:table-cell table:style-name="ce1" office:value-type="string">
            <text:p>Mask all ambiguity characters in protein sequences with X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maskfeat.html" xlink:type="simple">maskfeat</text:a></text:p>
          </table:table-cell>
          <table:table-cell table:style-name="ce1" office:value-type="string">
            <text:p>mask</text:p>
          </table:table-cell>
          <table:table-cell table:style-name="ce1" office:value-type="string">
            <text:p>Write a sequence with masked featur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maskseq.html" xlink:type="simple">maskseq</text:a></text:p>
          </table:table-cell>
          <table:table-cell table:style-name="ce1" office:value-type="string">
            <text:p>mask</text:p>
          </table:table-cell>
          <table:table-cell table:style-name="ce1" office:value-type="string">
            <text:p>Write a sequence with masked region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biblast.html" xlink:type="simple">dbiblast</text:a>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Index a BLAST databas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bifasta.html" xlink:type="simple">dbifasta</text:a>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Index a fasta file databas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biflat.html" xlink:type="simple">dbiflat</text:a>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Index a flat file databas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bigcg.html" xlink:type="simple">dbigcg</text:a>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Index a GCG formatted databas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bxcompress.html" xlink:type="simple">dbxcompress</text:a>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Compress an uncompressed dbx index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bxedam.html" xlink:type="simple">dbxedam</text:a>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Index the EDAM ontology using b+tree indi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bxfasta.html" xlink:type="simple">dbxfasta</text:a>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Index a fasta file database using b+tree indi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bxflat.html" xlink:type="simple">dbxflat</text:a>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Index a flat file database using b+tree indi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bxgcg.html" xlink:type="simple">dbxgcg</text:a>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Index a GCG formatted database using b+tree indi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bxobo.html" xlink:type="simple">dbxobo</text:a>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Index an obo ontology using b+tree indi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bxreport.html" xlink:type="simple">dbxreport</text:a>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Validate index and report internals for dbx databas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bxresource.html" xlink:type="simple">dbxresource</text:a>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Index a data resource catalogue using b+tree indi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bxstat.html" xlink:type="simple">dbxstat</text:a>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Dump statistics for dbx databas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bxtax.html" xlink:type="simple">dbxtax</text:a>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Index NCBI taxonomy using b+tree indi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bxuncompress.html" xlink:type="simple">dbxuncompress</text:a>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Uncompress a compressed dbx index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featcopy.html" xlink:type="simple">featcopy</text:a>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Read and write a feature tabl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featmerge.html" xlink:type="simple">featmerge</text:a>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Merge two overlapping feature tabl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featreport.html" xlink:type="simple">featreport</text:a>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Read and write a feature tabl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feattext.html" xlink:type="simple">feattext</text:a>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Return a feature table original tex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aaindexextract.html" xlink:type="simple">aaindexextract</text:a></text:p>
          </table:table-cell>
          <table:table-cell table:style-name="ce1" office:value-type="string">
            <text:p>extract</text:p>
          </table:table-cell>
          <table:table-cell table:style-name="ce1" office:value-type="string">
            <text:p>Extract amino acid property data from AAINDEX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xtractalign.html" xlink:type="simple">extractalign</text:a></text:p>
          </table:table-cell>
          <table:table-cell table:style-name="ce1" office:value-type="string">
            <text:p>extract</text:p>
          </table:table-cell>
          <table:table-cell table:style-name="ce1" office:value-type="string">
            <text:p>Extract regions from a sequence alignmen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xtractfeat.html" xlink:type="simple">extractfeat</text:a></text:p>
          </table:table-cell>
          <table:table-cell table:style-name="ce1" office:value-type="string">
            <text:p>extract</text:p>
          </table:table-cell>
          <table:table-cell table:style-name="ce1" office:value-type="string">
            <text:p>Extract features from sequence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xtractseq.html" xlink:type="simple">extractseq</text:a></text:p>
          </table:table-cell>
          <table:table-cell table:style-name="ce1" office:value-type="string">
            <text:p>extract</text:p>
          </table:table-cell>
          <table:table-cell table:style-name="ce1" office:value-type="string">
            <text:p>Extract regions from a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notseq.html" xlink:type="simple">notseq</text:a></text:p>
          </table:table-cell>
          <table:table-cell table:style-name="ce1" office:value-type="string">
            <text:p>extract</text:p>
          </table:table-cell>
          <table:table-cell table:style-name="ce1" office:value-type="string">
            <text:p>Write to file a subset of an input stream of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nthseq.html" xlink:type="simple">nthseq</text:a></text:p>
          </table:table-cell>
          <table:table-cell table:style-name="ce1" office:value-type="string">
            <text:p>extract</text:p>
          </table:table-cell>
          <table:table-cell table:style-name="ce1" office:value-type="string">
            <text:p>Write to file a single sequence from an input stream of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nthseqset.html" xlink:type="simple">nthseqset</text:a></text:p>
          </table:table-cell>
          <table:table-cell table:style-name="ce1" office:value-type="string">
            <text:p>extract</text:p>
          </table:table-cell>
          <table:table-cell table:style-name="ce1" office:value-type="string">
            <text:p>Read and write (return) one set of sequences from many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nohtml.html" xlink:type="simple">nohtml</text:a>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Remove mark-up (e.g. HTML tags) from an ASCII text fil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noreturn.html" xlink:type="simple">noreturn</text:a>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Remove carriage return from ASCII fil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nospace.html" xlink:type="simple">nospace</text:a>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Remove whitespace from an ASCII text fil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notab.html" xlink:type="simple">notab</text:a>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Replace tabs with spaces in an ASCII text fil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rimspace.html" xlink:type="simple">trimspace</text:a>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Remove extra whitespace from an ASCII text fil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damdef.html" xlink:type="simple">edamdef</text:a></text:p>
          </table:table-cell>
          <table:table-cell table:style-name="ce1" office:value-type="string">
            <text:p>EDAM</text:p>
          </table:table-cell>
          <table:table-cell table:style-name="ce1" office:value-type="string">
            <text:p>Find EDAM ontology terms by definition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damhasinput.html" xlink:type="simple">edamhasinput</text:a></text:p>
          </table:table-cell>
          <table:table-cell table:style-name="ce1" office:value-type="string">
            <text:p>EDAM</text:p>
          </table:table-cell>
          <table:table-cell table:style-name="ce1" office:value-type="string">
            <text:p>Find EDAM ontology terms by has_input relation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damhasoutput.html" xlink:type="simple">edamhasoutput</text:a></text:p>
          </table:table-cell>
          <table:table-cell table:style-name="ce1" office:value-type="string">
            <text:p>EDAM</text:p>
          </table:table-cell>
          <table:table-cell table:style-name="ce1" office:value-type="string">
            <text:p>Find EDAM ontology terms by has_output relation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damisformat.html" xlink:type="simple">edamisformat</text:a></text:p>
          </table:table-cell>
          <table:table-cell table:style-name="ce1" office:value-type="string">
            <text:p>EDAM</text:p>
          </table:table-cell>
          <table:table-cell table:style-name="ce1" office:value-type="string">
            <text:p>Find EDAM ontology terms by is_format_of relation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damisid.html" xlink:type="simple">edamisid</text:a></text:p>
          </table:table-cell>
          <table:table-cell table:style-name="ce1" office:value-type="string">
            <text:p>EDAM</text:p>
          </table:table-cell>
          <table:table-cell table:style-name="ce1" office:value-type="string">
            <text:p>Find EDAM ontology terms by is_identifier_of relation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damname.html" xlink:type="simple">edamname</text:a></text:p>
          </table:table-cell>
          <table:table-cell table:style-name="ce1" office:value-type="string">
            <text:p>EDAM</text:p>
          </table:table-cell>
          <table:table-cell table:style-name="ce1" office:value-type="string">
            <text:p>Find EDAM ontology terms by nam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wossdata.html" xlink:type="simple">wossdata</text:a></text:p>
          </table:table-cell>
          <table:table-cell table:style-name="ce1" office:value-type="string">
            <text:p>EDAM</text:p>
          </table:table-cell>
          <table:table-cell table:style-name="ce1" office:value-type="string">
            <text:p>Find programs by EDAM data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wossinput.html" xlink:type="simple">wossinput</text:a></text:p>
          </table:table-cell>
          <table:table-cell table:style-name="ce1" office:value-type="string">
            <text:p>EDAM</text:p>
          </table:table-cell>
          <table:table-cell table:style-name="ce1" office:value-type="string">
            <text:p>Find programs by EDAM input data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wossoperation.html" xlink:type="simple">wossoperation</text:a></text:p>
          </table:table-cell>
          <table:table-cell table:style-name="ce1" office:value-type="string">
            <text:p>EDAM</text:p>
          </table:table-cell>
          <table:table-cell table:style-name="ce1" office:value-type="string">
            <text:p>Find programs by EDAM operation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wossoutput.html" xlink:type="simple">wossoutput</text:a></text:p>
          </table:table-cell>
          <table:table-cell table:style-name="ce1" office:value-type="string">
            <text:p>EDAM</text:p>
          </table:table-cell>
          <table:table-cell table:style-name="ce1" office:value-type="string">
            <text:p>Find programs by EDAM output data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wossparam.html" xlink:type="simple">wossparam</text:a></text:p>
          </table:table-cell>
          <table:table-cell table:style-name="ce1" office:value-type="string">
            <text:p>EDAM</text:p>
          </table:table-cell>
          <table:table-cell table:style-name="ce1" office:value-type="string">
            <text:p>Find programs by EDAM parameter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wosstopic.html" xlink:type="simple">wosstopic</text:a></text:p>
          </table:table-cell>
          <table:table-cell table:style-name="ce1" office:value-type="string">
            <text:p>EDAM</text:p>
          </table:table-cell>
          <table:table-cell table:style-name="ce1" office:value-type="string">
            <text:p>Find programs by EDAM topic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abiview.html" xlink:type="simple">abiview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isplay the trace in an ABI sequencer fil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irdna.html" xlink:type="simple">cirdna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raw circular map of DNA construct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btell.html" xlink:type="simple">dbtell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isplay information about a public databas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otmatcher.html" xlink:type="simple">dotmatcher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raw a threshold dotplot of two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otpath.html" xlink:type="simple">dotpath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raw a non-overlapping wordmatch dotplot of two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ottup.html" xlink:type="simple">dottup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isplay a wordmatch dotplot of two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freak.html" xlink:type="simple">freak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Generate residue/base frequency table or plo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infoalign.html" xlink:type="simple">infoalign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isplay basic information about a multiple sequence alignmen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infoassembly.html" xlink:type="simple">infoassembly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isplay information about assembli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octanol.html" xlink:type="simple">octanol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raw a White-Wimley protein hydropathy plo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olydot.html" xlink:type="simple">polydot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raw dotplots for all-against-all comparison of a sequence se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rettyplot.html" xlink:type="simple">prettyplot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raw a sequence alignment with pretty formatting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howalign.html" xlink:type="simple">showalign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isplay a multiple sequence alignment in pretty forma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howdb.html" xlink:type="simple">showdb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isplay information on configured databas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howfeat.html" xlink:type="simple">showfeat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isplay features of a sequence in pretty forma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howorf.html" xlink:type="simple">showorf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isplay a nucleotide sequence and translation in pretty forma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howpep.html" xlink:type="simple">showpep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isplay protein sequences with features in pretty forma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howseq.html" xlink:type="simple">showseq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isplay sequences with features in pretty forma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howserver.html" xlink:type="simple">showserver</text:a></text:p>
          </table:table-cell>
          <table:table-cell table:style-name="ce1" office:value-type="string">
            <text:p>display</text:p>
          </table:table-cell>
          <table:table-cell table:style-name="ce1" office:value-type="string">
            <text:p>Display information on configured server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whichdb.html" xlink:type="simple">whichdb</text:a>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Search all sequence databases for an entry and retrieve i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rfinddata.html" xlink:type="simple">drfinddata</text:a>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Find public databases by data typ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rfindformat.html" xlink:type="simple">drfindformat</text:a>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Find public databases by forma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rfindid.html" xlink:type="simple">drfindid</text:a>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Find public databases by identifier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rfindresource.html" xlink:type="simple">drfindresource</text:a>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Find public databases by resour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rget.html" xlink:type="simple">drget</text:a>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Get data resource entri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rtext.html" xlink:type="simple">drtext</text:a>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Get data resource entries complete tex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mbossdata.html" xlink:type="simple">embossdata</text:a>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Find and retrieve EMBOSS data fil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mbossupdate.html" xlink:type="simple">embossupdate</text:a>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Checks for more recent updates to EMBOS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mbossversion.html" xlink:type="simple">embossversion</text:a>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Report the current EMBOSS version number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ntret.html" xlink:type="simple">entret</text:a>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Retrieve sequence entries from flatfile databases and fil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refseqget.html" xlink:type="simple">refseqget</text:a>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Get reference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extget.html" xlink:type="simple">textget</text:a>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Get text data entri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urlget.html" xlink:type="simple">urlget</text:a>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Get URLs of data resour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acdpretty.html" xlink:type="simple">acdpretty</text:a></text:p>
          </table:table-cell>
          <table:table-cell table:style-name="ce1" office:value-type="string">
            <text:p>convert</text:p>
          </table:table-cell>
          <table:table-cell table:style-name="ce1" office:value-type="string">
            <text:p>Correctly reformat an application ACD fil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acdtable.html" xlink:type="simple">acdtable</text:a></text:p>
          </table:table-cell>
          <table:table-cell table:style-name="ce1" office:value-type="string">
            <text:p>convert</text:p>
          </table:table-cell>
          <table:table-cell table:style-name="ce1" office:value-type="string">
            <text:p>Generate an HTML table of parameters from an application ACD fil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ai.html" xlink:type="simple">cai</text:a></text:p>
          </table:table-cell>
          <table:table-cell table:style-name="ce1" office:value-type="string">
            <text:p>codon</text:p>
          </table:table-cell>
          <table:table-cell table:style-name="ce1" office:value-type="string">
            <text:p>Calculate codon adaptation index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hecktrans.html" xlink:type="simple">checktrans</text:a></text:p>
          </table:table-cell>
          <table:table-cell table:style-name="ce1" office:value-type="string">
            <text:p>codon</text:p>
          </table:table-cell>
          <table:table-cell table:style-name="ce1" office:value-type="string">
            <text:p>Report STOP codons and ORF statistics of a protein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hips.html" xlink:type="simple">chips</text:a></text:p>
          </table:table-cell>
          <table:table-cell table:style-name="ce1" office:value-type="string">
            <text:p>codon</text:p>
          </table:table-cell>
          <table:table-cell table:style-name="ce1" office:value-type="string">
            <text:p>Calculate Nc codon usage statistic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odcmp.html" xlink:type="simple">codcmp</text:a></text:p>
          </table:table-cell>
          <table:table-cell table:style-name="ce1" office:value-type="string">
            <text:p>codon</text:p>
          </table:table-cell>
          <table:table-cell table:style-name="ce1" office:value-type="string">
            <text:p>Codon usage table comparison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odcopy.html" xlink:type="simple">codcopy</text:a></text:p>
          </table:table-cell>
          <table:table-cell table:style-name="ce1" office:value-type="string">
            <text:p>codon</text:p>
          </table:table-cell>
          <table:table-cell table:style-name="ce1" office:value-type="string">
            <text:p>Copy and reformat a codon usage tabl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usp.html" xlink:type="simple">cusp</text:a></text:p>
          </table:table-cell>
          <table:table-cell table:style-name="ce1" office:value-type="string">
            <text:p>codon</text:p>
          </table:table-cell>
          <table:table-cell table:style-name="ce1" office:value-type="string">
            <text:p>Create a codon usage table from nucleotide sequence(s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utgextract.html" xlink:type="simple">cutgextract</text:a></text:p>
          </table:table-cell>
          <table:table-cell table:style-name="ce1" office:value-type="string">
            <text:p>codon</text:p>
          </table:table-cell>
          <table:table-cell table:style-name="ce1" office:value-type="string">
            <text:p>Extract codon usage tables from CUTG databas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yco.html" xlink:type="simple">syco</text:a></text:p>
          </table:table-cell>
          <table:table-cell table:style-name="ce1" office:value-type="string">
            <text:p>codon</text:p>
          </table:table-cell>
          <table:table-cell table:style-name="ce1" office:value-type="string">
            <text:p>Draw synonymous codon usage statistic plot for a nucleotide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wobble.html" xlink:type="simple">wobble</text:a></text:p>
          </table:table-cell>
          <table:table-cell table:style-name="ce1" office:value-type="string">
            <text:p>codon</text:p>
          </table:table-cell>
          <table:table-cell table:style-name="ce1" office:value-type="string">
            <text:p>Plot third base position variability in a nucleotide sequence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eealso.html" xlink:type="simple">seealso</text:a>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Find programs with similar function to a specified program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fm.html" xlink:type="simple">tfm</text:a>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Display full documentation for an application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wossname.html" xlink:type="simple">wossname</text:a>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Find programs by keywords in their short description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assemblyget.html" xlink:type="simple">assemblyget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Get assembly of sequence read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aligncopy.html" xlink:type="simple">aligncopy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Read and write alignment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aligncopypair.html" xlink:type="simple">aligncopypair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Read and write pairs from alignment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ons.html" xlink:type="simple">cons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Create a consensus sequence from a multiple alignmen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consambig.html" xlink:type="simple">consambig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Create an ambiguous consensus sequence from a multiple alignmen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distmat.html" xlink:type="simple">distmat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Create a distance matrix from a multiple sequence alignmen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dialign.html" xlink:type="simple">edialign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Local multiple alignment of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emma.html" xlink:type="simple">emma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Multiple sequence alignment (ClustalW wrapper)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matcher.html" xlink:type="simple">matcher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Waterman-Eggert local alignment of two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needle.html" xlink:type="simple">needle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Needleman-Wunsch global alignment of two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needleall.html" xlink:type="simple">needleall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Many-to-many pairwise alignments of two sequence set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plotcon.html" xlink:type="simple">plotcon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Plot conservation of a sequence alignment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tretcher.html" xlink:type="simple">stretcher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Needleman-Wunsch rapid global alignment of two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supermatcher.html" xlink:type="simple">supermatcher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Calculate approximate local pair-wise alignments of larger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tranalign.html" xlink:type="simple">tranalign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Generate an alignment of nucleic coding regions from aligned protein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water.html" xlink:type="simple">water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Smith-Waterman local alignment of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wordfinder.html" xlink:type="simple">wordfinder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Match large sequences against one or more other sequences</text:p>
          </table:table-cell>
          <table:table-cell/>
        </table:table-row>
        <table:table-row table:style-name="ro1">
          <table:table-cell table:style-name="ce1" office:value-type="string">
            <text:p><text:a xlink:href="http://emboss.sourceforge.net/apps/release/6.5/emboss/apps/wordmatch.html" xlink:type="simple">wordmatch</text:a>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Find regions of identity (exact matches) of two sequences</text:p>
          </table:table-cell>
          <table:table-cell/>
        </table:table-row>
        <table:table-row table:style-name="ro2" table:number-rows-repeated="104831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ype list" table:style-name="ta1">
        <table:table-column table:style-name="co5" table:default-cell-style-name="ce1"/>
        <table:table-row table:style-name="ro2">
          <table:table-cell table:style-name="ce2" office:value-type="string">
            <text:p>type</text:p>
          </table:table-cell>
        </table:table-row>
        <table:table-row table:style-name="ro1">
          <table:table-cell office:value-type="string">
            <text:p>alignment</text:p>
          </table:table-cell>
        </table:table-row>
        <table:table-row table:style-name="ro1">
          <table:table-cell office:value-type="string">
            <text:p>application</text:p>
          </table:table-cell>
        </table:table-row>
        <table:table-row table:style-name="ro1">
          <table:table-cell office:value-type="string">
            <text:p>codon</text:p>
          </table:table-cell>
        </table:table-row>
        <table:table-row table:style-name="ro1">
          <table:table-cell office:value-type="string">
            <text:p>convert</text:p>
          </table:table-cell>
        </table:table-row>
        <table:table-row table:style-name="ro1">
          <table:table-cell office:value-type="string">
            <text:p>database</text:p>
          </table:table-cell>
        </table:table-row>
        <table:table-row table:style-name="ro1">
          <table:table-cell office:value-type="string">
            <text:p>display</text:p>
          </table:table-cell>
        </table:table-row>
        <table:table-row table:style-name="ro1">
          <table:table-cell office:value-type="string">
            <text:p>EDAM</text:p>
          </table:table-cell>
        </table:table-row>
        <table:table-row table:style-name="ro1">
          <table:table-cell office:value-type="string">
            <text:p>edit</text:p>
          </table:table-cell>
        </table:table-row>
        <table:table-row table:style-name="ro1">
          <table:table-cell office:value-type="string">
            <text:p>extract</text:p>
          </table:table-cell>
        </table:table-row>
        <table:table-row table:style-name="ro1">
          <table:table-cell office:value-type="string">
            <text:p>feature</text:p>
          </table:table-cell>
        </table:table-row>
        <table:table-row table:style-name="ro1">
          <table:table-cell office:value-type="string">
            <text:p>index</text:p>
          </table:table-cell>
        </table:table-row>
        <table:table-row table:style-name="ro1">
          <table:table-cell office:value-type="string">
            <text:p>mask</text:p>
          </table:table-cell>
        </table:table-row>
        <table:table-row table:style-name="ro1">
          <table:table-cell office:value-type="string">
            <text:p>molweight</text:p>
          </table:table-cell>
        </table:table-row>
        <table:table-row table:style-name="ro1">
          <table:table-cell office:value-type="string">
            <text:p>motif</text:p>
          </table:table-cell>
        </table:table-row>
        <table:table-row table:style-name="ro1">
          <table:table-cell office:value-type="string">
            <text:p>nucleotide</text:p>
          </table:table-cell>
        </table:table-row>
        <table:table-row table:style-name="ro1">
          <table:table-cell office:value-type="string">
            <text:p>ontology</text:p>
          </table:table-cell>
        </table:table-row>
        <table:table-row table:style-name="ro1">
          <table:table-cell office:value-type="string">
            <text:p>ORF</text:p>
          </table:table-cell>
        </table:table-row>
        <table:table-row table:style-name="ro1">
          <table:table-cell office:value-type="string">
            <text:p>pattern</text:p>
          </table:table-cell>
        </table:table-row>
        <table:table-row table:style-name="ro1">
          <table:table-cell office:value-type="string">
            <text:p>PCR</text:p>
          </table:table-cell>
        </table:table-row>
        <table:table-row table:style-name="ro1">
          <table:table-cell office:value-type="string">
            <text:p>protein</text:p>
          </table:table-cell>
        </table:table-row>
        <table:table-row table:style-name="ro1">
          <table:table-cell office:value-type="string">
            <text:p>reaction</text:p>
          </table:table-cell>
        </table:table-row>
        <table:table-row table:style-name="ro1">
          <table:table-cell office:value-type="string">
            <text:p>repeat</text:p>
          </table:table-cell>
        </table:table-row>
        <table:table-row table:style-name="ro1">
          <table:table-cell office:value-type="string">
            <text:p>restriction</text:p>
          </table:table-cell>
        </table:table-row>
        <table:table-row table:style-name="ro1">
          <table:table-cell office:value-type="string">
            <text:p>RNA</text:p>
          </table:table-cell>
        </table:table-row>
        <table:table-row table:style-name="ro1">
          <table:table-cell office:value-type="string">
            <text:p>scaffold</text:p>
          </table:table-cell>
        </table:table-row>
        <table:table-row table:style-name="ro1">
          <table:table-cell office:value-type="string">
            <text:p>search</text:p>
          </table:table-cell>
        </table:table-row>
        <table:table-row table:style-name="ro1">
          <table:table-cell office:value-type="string">
            <text:p>sequence</text:p>
          </table:table-cell>
        </table:table-row>
        <table:table-row table:style-name="ro1">
          <table:table-cell office:value-type="string">
            <text:p>server</text:p>
          </table:table-cell>
        </table:table-row>
        <table:table-row table:style-name="ro1">
          <table:table-cell office:value-type="string">
            <text:p>structure</text:p>
          </table:table-cell>
        </table:table-row>
        <table:table-row table:style-name="ro1">
          <table:table-cell office:value-type="string">
            <text:p>taxon</text:p>
          </table:table-cell>
        </table:table-row>
        <table:table-row table:style-name="ro1">
          <table:table-cell office:value-type="string">
            <text:p>transform</text:p>
          </table:table-cell>
        </table:table-row>
        <table:table-row table:style-name="ro1">
          <table:table-cell office:value-type="string">
            <text:p>translate</text:p>
          </table:table-cell>
        </table:table-row>
        <table:table-row table:style-name="ro1">
          <table:table-cell office:value-type="string">
            <text:p>verify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2">
          <table:table-cell table:style-name="Default"/>
        </table:table-row>
      </table:table>
      <table:named-expressions/>
      <table:database-ranges>
        <table:database-range table:name="__Anonymous_Sheet_DB__0" table:target-range-address="'type list'.A4:'type list'.A36"/>
        <table:database-range table:name="__Anonymous_Sheet_DB__1" table:target-range-address="'type list'.A2:'type list'.A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oung </meta:initial-creator>
    <meta:creation-date>2013-07-08T13:44:33</meta:creation-date>
    <dc:date>2013-07-08T15:10:00</dc:date>
    <dc:creator>syoung </dc:creator>
    <meta:editing-duration>PT1H22M57S</meta:editing-duration>
    <meta:editing-cycles>13</meta:editing-cycles>
    <meta:generator>LibreOffice/4.0.2.2$Linux_X86_64 LibreOffice_project/400m0$Build-2</meta:generator>
    <meta:document-statistic meta:table-count="2" meta:cell-count="803" meta:object-count="0"/>
  </office:meta>
</office:document-meta>
</file>